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9-17" calcext:value-type="date">
            <text:p>17/09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0-06" calcext:value-type="date">
            <text:p>06/10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1-25" calcext:value-type="date">
            <text:p>25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2-16" calcext:value-type="date">
            <text:p>16/12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6-01-21" calcext:value-type="date">
            <text:p>21/01/2026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6" office:value-type="string" calcext:value-type="string">
            <text:p>Mens. 01/2026 (A.C.)</text:p>
          </table:table-cell>
          <table:table-cell table:style-name="ce40" office:value-type="float" office:value="170" calcext:value-type="float">
            <text:p>17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8]-[.F8]" office:value-type="float" office:value="170" calcext:value-type="float">
            <text:p>17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6-02-28" calcext:value-type="date">
            <text:p>28/02/2026</text:p>
          </table:table-cell>
          <table:table-cell table:style-name="ce36" office:value-type="string" calcext:value-type="string">
            <text:p>Mens. 02/2026 (A.C.)</text:p>
          </table:table-cell>
          <table:table-cell table:style-name="ce40" office:value-type="float" office:value="170" calcext:value-type="float">
            <text:p>17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9]-[.F9]" office:value-type="float" office:value="170" calcext:value-type="float">
            <text:p>17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9])" office:value-type="float" office:value="340" calcext:value-type="float">
            <text:p>34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1.070139686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1.0722063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21.343493523</dc:date>
    <meta:print-date>2017-09-28T11:35:16</meta:print-date>
    <dc:language>pt-PT</dc:language>
    <meta:editing-cycles>535</meta:editing-cycles>
    <meta:editing-duration>P2DT14H10M6S</meta:editing-duration>
    <meta:printed-by>Carlos Augusto Marcicano</meta:printed-by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